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 style:master-page-name="Landscape">
      <style:table-properties style:width="25.7cm" style:page-number="auto" table:align="margins"/>
    </style:style>
    <style:style style:name="Table1.A" style:family="table-column">
      <style:table-column-properties style:column-width="14.42cm" style:rel-column-width="8175*"/>
    </style:style>
    <style:style style:name="Table1.B" style:family="table-column">
      <style:table-column-properties style:column-width="5.424cm" style:rel-column-width="3075*"/>
    </style:style>
    <style:style style:name="Table1.C" style:family="table-column">
      <style:table-column-properties style:column-width="5.856cm" style:rel-column-width="3320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text-properties style:font-name="Arial"/>
    </style:style>
    <style:style style:name="P2" style:family="paragraph" style:parent-style-name="Table_20_Contents">
      <style:text-properties style:font-name="Arial" fo:font-size="10pt" style:font-name-asian="WenQuanYi Micro Hei1" style:font-size-asian="10pt" style:font-name-complex="Lohit Hindi2" style:font-size-complex="10pt"/>
    </style:style>
    <style:style style:name="P3" style:family="paragraph" style:parent-style-name="Table_20_Contents">
      <style:text-properties style:font-name="Arial" fo:font-size="8pt" style:font-name-asian="WenQuanYi Micro Hei1" style:font-size-asian="7pt" style:font-name-complex="Lohit Hindi2" style:font-size-complex="8pt"/>
    </style:style>
    <style:style style:name="P4" style:family="paragraph" style:parent-style-name="Table_20_Contents">
      <style:text-properties style:font-name="Arial" fo:font-size="11pt" style:font-name-asian="WenQuanYi Micro Hei1" style:font-size-asian="11pt" style:font-name-complex="Lohit Hindi2" style:font-size-complex="11pt"/>
    </style:style>
    <style:style style:name="P5" style:family="paragraph" style:parent-style-name="Table_20_Contents">
      <style:text-properties style:font-name="Arial" fo:font-size="11pt" style:font-name-asian="WenQuanYi Micro Hei1" style:font-size-asian="9.60000038146973pt" style:font-name-complex="Lohit Hindi2" style:font-size-complex="11pt"/>
    </style:style>
    <style:style style:name="P6" style:family="paragraph" style:parent-style-name="Table_20_Contents">
      <style:text-properties style:font-name="Arial" fo:font-size="13pt" style:font-name-asian="WenQuanYi Micro Hei1" style:font-size-asian="13pt" style:font-name-complex="Lohit Hindi2" style:font-size-complex="13pt"/>
    </style:style>
    <style:style style:name="T1" style:family="text">
      <style:text-properties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6">Activity</text:p>
          </table:table-cell>
          <table:table-cell table:style-name="Table1.A1" office:value-type="string">
            <text:p text:style-name="P6">Key Stage1</text:p>
          </table:table-cell>
          <table:table-cell table:style-name="Table1.C1" office:value-type="string">
            <text:p text:style-name="P6">Key Stage 2</text:p>
          </table:table-cell>
        </table:table-row>
        <table:table-row>
          <table:table-cell table:style-name="Table1.A2" office:value-type="string">
            <text:p text:style-name="P4">Aim</text:p>
            <text:p text:style-name="P2"/>
            <text:p text:style-name="P2">To enable pupils to understand energy conversion and the action of solar cells</text:p>
            <text:p text:style-name="P2"/>
            <text:p text:style-name="P4">Objectives </text:p>
            <text:p text:style-name="P4"/>
            <text:p text:style-name="P4"><text:span text:style-name="T1">Build a kit car</text:span></text:p>
            <text:p text:style-name="P2">Investigate different <text:s/>ways of assembly</text:p>
            <text:p text:style-name="P2">Make the car travel a specified distance as quickly as possible</text:p>
            <text:p text:style-name="P2"/>
            <text:p text:style-name="P4">Processes</text:p>
            <text:p text:style-name="P4"/>
            <text:p text:style-name="P2">Using available parts, assemble car in a variety of ways</text:p>
            <text:p text:style-name="P2"/>
            <text:p text:style-name="P2">Variables which may be changed:</text:p>
            <text:p text:style-name="P2">a) Wheels – size; position; number</text:p>
            <text:p text:style-name="P2">b) Tyres – on or off</text:p>
            <text:p text:style-name="P2">c) Light – strength; direction</text:p>
            <text:p text:style-name="P2">d) Motor – front or back</text:p>
            <text:p text:style-name="P2"/>
            <text:p text:style-name="P4">Additional Possible Activities/Ideas</text:p>
            <text:p text:style-name="P4"/>
            <text:p text:style-name="P2">What gradient can the car climb? (This will be a measure of its power)</text:p>
            <text:p text:style-name="P2">Will the car go in reverse? (Turn motor round or swap terminals)</text:p>
            <text:p text:style-name="P2">What properties of magnets are used in making the kit?</text:p>
            <text:p text:style-name="P2">How do solar cells produce electricity?</text:p>
            <text:p text:style-name="P2">How is energy transferred? (light energy – electrical energy - mechanical energy)</text:p>
            <text:p text:style-name="P2">How do we measure speed? (distance over time, link to maths)</text:p>
            <text:p text:style-name="P4"/>
            <text:p text:style-name="P4">Group Activities/Communication</text:p>
            <text:p text:style-name="P4"/>
            <text:p text:style-name="P2">Collecting class results – reporting back</text:p>
            <text:p text:style-name="P2">Recording results</text:p>
            <text:p text:style-name="P2">Discussion of results </text:p>
            <text:p text:style-name="P2">Pupils to discuss situations in everyday life where solar cells are used </text:p>
            <text:p text:style-name="P2"/>
            <text:p text:style-name="P3"/>
          </table:table-cell>
          <table:table-cell table:style-name="Table1.A2" office:value-type="string">
            <text:p text:style-name="P4">Sc1 Scientific Enquiry </text:p>
            <text:p text:style-name="P4"/>
            <text:p text:style-name="P2">1. Ideas and evidence in science</text:p>
            <text:p text:style-name="P2"><text:s text:c="3"/>e.g. observation and evidence</text:p>
            <text:p text:style-name="P2"/>
            <text:p text:style-name="P2"/>
            <text:p text:style-name="P2"/>
            <text:p text:style-name="P2"/>
            <text:p text:style-name="P2">2. Investigative skills</text:p>
            <text:p text:style-name="P2"><text:s text:c="2"/>a) Planning</text:p>
            <text:p text:style-name="P2"><text:s text:c="2"/>b) Obtaining and presenting</text:p>
            <text:p text:style-name="P2"><text:s text:c="7"/>evidence <text:s text:c="2"/></text:p>
            <text:p text:style-name="P2"><text:s text:c="2"/>c) Considering evidence and <text:s/></text:p>
            <text:p text:style-name="P2"><text:s text:c="7"/>evaluating</text:p>
            <text:p text:style-name="P5"/>
            <text:p text:style-name="P4">Sc4 Physical Processes</text:p>
            <text:p text:style-name="P4"/>
            <text:p text:style-name="P2">1. Electricity</text:p>
            <text:p text:style-name="P2">2. Forces and motion</text:p>
            <text:p text:style-name="P2">3. Light and sound</text:p>
            <text:p text:style-name="P2"/>
            <text:p text:style-name="P4">Breadth of study</text:p>
            <text:p text:style-name="P4"/>
            <text:p text:style-name="P2"><text:s text:c="3"/>a) Communication </text:p>
            <text:p text:style-name="P2"><text:s text:c="3"/>b) Health and safety</text:p>
            <text:p text:style-name="P2"/>
            <text:p text:style-name="P2"/>
            <text:p text:style-name="P2"/>
            <text:p text:style-name="P2">Links to mathematics</text:p>
          </table:table-cell>
          <table:table-cell table:style-name="Table1.C2" office:value-type="string">
            <text:p text:style-name="P4">Sc1 Scientific Enquiry</text:p>
            <text:p text:style-name="P2"/>
            <text:p text:style-name="P2">1.Ideas and evidence in science</text:p>
            <text:p text:style-name="P2"><text:s text:c="3"/>e.g. think creatively and explain</text:p>
            <text:p text:style-name="P2"><text:s text:c="3"/>how things work.</text:p>
            <text:p text:style-name="P2"><text:s text:c="2"/>Test ideas using evidence from</text:p>
            <text:p text:style-name="P2"><text:s text:c="3"/>observations</text:p>
            <text:p text:style-name="P2"/>
            <text:p text:style-name="P2">2. Investigative skills</text:p>
            <text:p text:style-name="P2"><text:s text:c="4"/>a) Planning</text:p>
            <text:p text:style-name="P2"><text:s text:c="4"/>b) 0btaining and presenting <text:s/></text:p>
            <text:p text:style-name="P2"><text:s text:c="8"/>evidence</text:p>
            <text:p text:style-name="P2"/>
            <text:p text:style-name="P4"/>
            <text:p text:style-name="P4"/>
            <text:p text:style-name="P4">Sc4 Physical Processes</text:p>
            <text:p text:style-name="P4"/>
            <text:p text:style-name="P2">1. Electricity</text:p>
            <text:p text:style-name="P2">2. Forces and motion</text:p>
            <text:p text:style-name="P2">3. Light and sound</text:p>
            <text:p text:style-name="P2"/>
            <text:p text:style-name="P4">Breadth of study</text:p>
            <text:p text:style-name="P4"/>
            <text:p text:style-name="P2"><text:s/>a) Communication</text:p>
            <text:p text:style-name="P2"><text:s/>b) Health and safety</text:p>
            <text:p text:style-name="P2"/>
            <text:p text:style-name="P2"><text:s text:c="2"/></text:p>
            <text:p text:style-name="P2"/>
            <text:p text:style-name="P2">Links to mathematics</text:p>
            <text:p text:style-name="P2"/>
            <text:p text:style-name="P2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WenQuanYi Micro Hei1" style:font-size-asian="10pt" style:font-name-complex="Lohit Hindi2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11-04T12:06:38</dc:date>
    <dc:creator>Edward Little</dc:creator>
    <meta:generator>LibreOffice/3.5$Linux_x86 LibreOffice_project/350m1$Build-2</meta:generator>
    <meta:editing-duration>PT1H38M4S</meta:editing-duration>
    <meta:editing-cycles>2</meta:editing-cycles>
    <meta:document-statistic meta:table-count="1" meta:image-count="0" meta:object-count="0" meta:page-count="1" meta:paragraph-count="64" meta:word-count="283" meta:character-count="1792" meta:non-whitespace-character-count="1499"/>
  </office:meta>
</office:document-meta>
</file>